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rotation-angle="90"/>
      <style:text-properties style:text-line-through-style="none" style:text-line-through-type="none"/>
    </style:style>
    <style:style style:name="ce3" style:family="table-cell" style:parent-style-name="Default">
      <style:table-cell-properties fo:background-color="#ffffd7" fo:border="0.06pt solid #000000"/>
      <style:text-properties style:text-line-through-style="none" style:text-line-through-type="none"/>
    </style:style>
    <style:style style:name="ce6" style:family="table-cell" style:parent-style-name="Default">
      <style:table-cell-properties fo:background-color="#ffdbb6" fo:border="0.06pt solid #000000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ffd7d7" fo:border="0.06pt solid #000000"/>
      <style:text-properties style:text-line-through-style="none" style:text-line-through-type="none"/>
    </style:style>
    <style:style style:name="ce16" style:family="table-cell" style:parent-style-name="Default">
      <style:table-cell-properties fo:background-color="#e0c2cd" fo:border="0.06pt solid #000000"/>
      <style:text-properties style:text-line-through-style="none" style:text-line-through-type="none"/>
    </style:style>
    <style:style style:name="ce18" style:family="table-cell" style:parent-style-name="Default">
      <style:table-cell-properties fo:background-color="#dee6ef" fo:border="0.06pt solid #000000"/>
      <style:text-properties style:text-line-through-style="none" style:text-line-through-type="none"/>
    </style:style>
    <style:style style:name="ce13" style:family="table-cell" style:parent-style-name="Default">
      <style:text-properties style:text-line-through-style="none" style:text-line-through-type="none"/>
    </style:style>
    <style:style style:name="ce2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4" style:family="table-cell" style:parent-style-name="Default">
      <style:table-cell-properties fo:background-color="#ffffd7" fo:wrap-option="wrap" fo:border="0.06pt solid #000000"/>
      <style:text-properties style:text-line-through-style="none" style:text-line-through-type="none"/>
    </style:style>
    <style:style style:name="ce26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fo:background-color="#ffdbb6" fo:wrap-option="wrap" fo:border="0.06pt solid #000000"/>
      <style:text-properties style:text-line-through-style="none" style:text-line-through-type="none"/>
    </style:style>
    <style:style style:name="ce28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29" style:family="table-cell" style:parent-style-name="Default">
      <style:table-cell-properties fo:background-color="#ffd7d7" fo:wrap-option="wrap" fo:border="0.06pt solid #000000"/>
      <style:text-properties style:text-line-through-style="none" style:text-line-through-type="none"/>
    </style:style>
    <style:style style:name="ce33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4" style:family="table-cell" style:parent-style-name="Default">
      <style:table-cell-properties fo:background-color="#e0c2cd" fo:wrap-option="wrap" fo:border="0.06pt solid #000000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6" style:family="table-cell" style:parent-style-name="Default">
      <style:table-cell-properties fo:background-color="#dee6ef" fo:wrap-option="wrap" fo:border="0.06pt solid #000000"/>
      <style:text-properties style:text-line-through-style="none" style:text-line-through-type="none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2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8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text-line-through-style="none" style:text-line-through-type="none"/>
    </style:style>
    <style:style style:name="ce4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style:text-line-through-style="none" style:text-line-through-type="none"/>
    </style:style>
    <style:style style:name="ce5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5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line-through-style="none" style:text-line-through-type="none"/>
    </style:style>
    <style:style style:name="ce62" style:family="table-cell" style:parent-style-name="Default">
      <style:table-cell-properties style:rotation-angle="90"/>
      <style:text-properties fo:color="#c9211e" style:text-line-through-style="none" style:text-line-through-type="none"/>
    </style:style>
    <style:style style:name="ce58" style:family="table-cell" style:parent-style-name="Default">
      <style:table-cell-properties fo:background-color="#ffffd7" fo:border="0.06pt solid #000000"/>
      <style:text-properties fo:color="#c9211e" style:text-line-through-style="none" style:text-line-through-type="none"/>
    </style:style>
    <style:style style:name="ce70" style:family="table-cell" style:parent-style-name="Default">
      <style:table-cell-properties fo:background-color="#ffdbb6" fo:border="0.06pt solid #000000"/>
      <style:text-properties fo:color="#c9211e" style:text-line-through-style="none" style:text-line-through-type="none"/>
    </style:style>
    <style:style style:name="ce79" style:family="table-cell" style:parent-style-name="Default">
      <style:table-cell-properties fo:background-color="#ffd7d7" fo:border="0.06pt solid #000000"/>
      <style:text-properties fo:color="#c9211e" style:text-line-through-style="none" style:text-line-through-type="none"/>
    </style:style>
    <style:style style:name="ce81" style:family="table-cell" style:parent-style-name="Default">
      <style:table-cell-properties fo:background-color="#e0c2cd" fo:border="0.06pt solid #000000"/>
      <style:text-properties fo:color="#c9211e" style:text-line-through-style="none" style:text-line-through-type="none"/>
    </style:style>
    <style:style style:name="ce86" style:family="table-cell" style:parent-style-name="Default">
      <style:table-cell-properties fo:background-color="#dee6ef" fo:border="0.06pt solid #000000"/>
      <style:text-properties fo:color="#c9211e" style:text-line-through-style="none" style:text-line-through-type="none"/>
    </style:style>
    <style:style style:name="ce66" style:family="table-cell" style:parent-style-name="Default">
      <style:text-properties fo:color="#c9211e" style:text-line-through-style="none" style:text-line-through-type="none"/>
    </style:style>
    <style:style style:name="ce60" style:family="table-cell" style:parent-style-name="Default">
      <style:table-cell-properties style:rotation-angle="90"/>
      <style:text-properties fo:color="#000000" style:text-line-through-style="none" style:text-line-through-type="none"/>
    </style:style>
    <style:style style:name="ce61" style:family="table-cell" style:parent-style-name="Default">
      <style:table-cell-properties fo:background-color="#ffffd7" fo:border="0.06pt solid #000000"/>
      <style:text-properties fo:color="#000000" style:text-line-through-style="none" style:text-line-through-type="none"/>
    </style:style>
    <style:style style:name="ce63" style:family="table-cell" style:parent-style-name="Default">
      <style:table-cell-properties fo:background-color="#ffdbb6" fo:border="0.06pt solid #000000"/>
      <style:text-properties fo:color="#000000" style:text-line-through-style="none" style:text-line-through-type="none"/>
    </style:style>
    <style:style style:name="ce64" style:family="table-cell" style:parent-style-name="Default">
      <style:table-cell-properties fo:background-color="#ffd7d7" fo:border="0.06pt solid #000000"/>
      <style:text-properties fo:color="#000000" style:text-line-through-style="none" style:text-line-through-type="none"/>
    </style:style>
    <style:style style:name="ce65" style:family="table-cell" style:parent-style-name="Default">
      <style:table-cell-properties fo:background-color="#e0c2cd" fo:border="0.06pt solid #000000"/>
      <style:text-properties fo:color="#000000" style:text-line-through-style="none" style:text-line-through-type="none"/>
    </style:style>
    <style:style style:name="ce67" style:family="table-cell" style:parent-style-name="Default">
      <style:table-cell-properties fo:background-color="#dee6ef" fo:border="0.06pt solid #000000"/>
      <style:text-properties fo:color="#000000" style:text-line-through-style="none" style:text-line-through-type="none"/>
    </style:style>
    <style:style style:name="ce68" style:family="table-cell" style:parent-style-name="Default">
      <style:text-properties fo:color="#000000" style:text-line-through-style="none" style:text-line-through-type="none"/>
    </style:style>
    <style:style style:name="ce107" style:family="table-cell" style:parent-style-name="Default">
      <style:text-properties style:text-line-through-style="solid" style:text-line-through-type="sing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66"/>
        <table:table-column table:style-name="co6" table:number-columns-repeated="2" table:default-cell-style-name="ce68"/>
        <table:table-column table:style-name="co8" table:default-cell-style-name="ce66"/>
        <table:table-column table:style-name="co9" table:default-cell-style-name="ce66"/>
        <table:table-column table:style-name="co6" table:default-cell-style-name="ce66"/>
        <table:table-column table:style-name="co6" table:number-columns-repeated="1008" table:default-cell-style-name="ce13"/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Input Source</text:p>
          </table:table-cell>
          <table:table-cell table:style-name="ce2" office:value-type="string" calcext:value-type="string">
            <text:p>Measurement styl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Measurement</text:p>
            <text:p> Duration [s]</text:p>
          </table:table-cell>
          <table:table-cell table:style-name="ce2" office:value-type="string" calcext:value-type="string">
            <text:p>Average Power [w]</text:p>
          </table:table-cell>
          <table:table-cell table:style-name="ce2" office:value-type="string" calcext:value-type="string">
            <text:p>Energy consumed [J]</text:p>
          </table:table-cell>
          <table:table-cell table:style-name="ce62" office:value-type="string" calcext:value-type="string">
            <text:p>Energy Consumed [Wh] <text:s/></text:p>
          </table:table-cell>
          <table:table-cell table:style-name="ce60" office:value-type="string" calcext:value-type="string">
            <text:p>Average FPS</text:p>
          </table:table-cell>
          <table:table-cell table:style-name="ce60" office:value-type="string" calcext:value-type="string">
            <text:p>Frame Count</text:p>
          </table:table-cell>
          <table:table-cell table:style-name="ce62" office:value-type="string" calcext:value-type="string">
            <text:p>Energy consumed </text:p>
            <text:p>Per frame [J/frame]</text:p>
          </table:table-cell>
          <table:table-cell table:style-name="ce62" office:value-type="string" calcext:value-type="string">
            <text:p>Energy consumed</text:p>
            <text:p> Per frame [Wh/frame]</text:p>
          </table:table-cell>
          <table:table-cell table:style-name="ce62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2" table:number-columns-repeated="1008"/>
        </table:table-row>
        <table:table-row table:style-name="ro2">
          <table:table-cell table:style-name="ce3" office:value-type="string" calcext:value-type="string">
            <text:p>yolov5n_20s_synced_testimg#1</text:p>
          </table:table-cell>
          <table:table-cell table:style-name="ce21" table:number-columns-spanned="1" table:number-rows-spanned="10"/>
          <table:table-cell table:style-name="ce37" office:value-type="string" calcext:value-type="string" table:number-columns-spanned="1" table:number-rows-spanned="5">
            <text:p>COCO2017</text:p>
            <text:p>VAL</text:p>
          </table:table-cell>
          <table:table-cell table:style-name="ce41" office:value-type="string" calcext:value-type="string" table:number-columns-spanned="1" table:number-rows-spanned="10">
            <text:p>On LynSyn Status</text:p>
          </table: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2687" calcext:value-type="float">
            <text:p>6.72687</text:p>
          </table:table-cell>
          <table:table-cell table:style-name="ce3" office:value-type="float" office:value="134.138" calcext:value-type="float">
            <text:p>134.138</text:p>
          </table:table-cell>
          <table:table-cell table:style-name="ce58" table:formula="of:=ROUND([.H2]/3600;5)" office:value-type="float" office:value="0.03726" calcext:value-type="float">
            <text:p>0.03726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2]/[.K2];10)" office:value-type="float" office:value="0.5883245614" calcext:value-type="float">
            <text:p>0.5883245614</text:p>
          </table:table-cell>
          <table:table-cell table:style-name="ce58" table:formula="of:=ROUND([.I2]/[.K2];10)" office:value-type="float" office:value="0.0001634211" calcext:value-type="float">
            <text:p>0.0001634211</text:p>
          </table:table-cell>
          <table:table-cell table:style-name="ce58" table:formula="of:=ROUND(([.I2]/[.K2])*1000;4)" office:value-type="float" office:value="0.1634" calcext:value-type="float">
            <text:p>0.1634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img#2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788231" calcext:value-type="float">
            <text:p>6.788231</text:p>
          </table:table-cell>
          <table:table-cell table:style-name="ce3" office:value-type="float" office:value="135.285" calcext:value-type="float">
            <text:p>135.285</text:p>
          </table:table-cell>
          <table:table-cell table:style-name="ce58" table:formula="of:=ROUND([.H3]/3600;5)" office:value-type="float" office:value="0.03758" calcext:value-type="float">
            <text:p>0.03758</text:p>
          </table:table-cell>
          <table:table-cell table:style-name="ce61" office:value-type="float" office:value="11.4" calcext:value-type="float">
            <text:p>11.4</text:p>
          </table:table-cell>
          <table:table-cell table:style-name="ce61" office:value-type="float" office:value="228" calcext:value-type="float">
            <text:p>228</text:p>
          </table:table-cell>
          <table:table-cell table:style-name="ce58" table:formula="of:=ROUND([.H3]/[.K3];10)" office:value-type="float" office:value="0.5933552632" calcext:value-type="float">
            <text:p>0.5933552632</text:p>
          </table:table-cell>
          <table:table-cell table:style-name="ce58" table:formula="of:=ROUND([.I3]/[.K3];10)" office:value-type="float" office:value="0.0001648246" calcext:value-type="float">
            <text:p>0.0001648246</text:p>
          </table:table-cell>
          <table:table-cell table:style-name="ce58" table:formula="of:=ROUND(([.I3]/[.K3])*1000;4)" office:value-type="float" office:value="0.1648" calcext:value-type="float">
            <text:p>0.1648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1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76152" calcext:value-type="float">
            <text:p>6.76152</text:p>
          </table:table-cell>
          <table:table-cell table:style-name="ce3" office:value-type="float" office:value="269.776" calcext:value-type="float">
            <text:p>269.776</text:p>
          </table:table-cell>
          <table:table-cell table:style-name="ce58" table:formula="of:=ROUND([.H4]/3600;5)" office:value-type="float" office:value="0.07494" calcext:value-type="float">
            <text:p>0.07494</text:p>
          </table:table-cell>
          <table:table-cell table:style-name="ce61" office:value-type="float" office:value="11.84" calcext:value-type="float">
            <text:p>11.84</text:p>
          </table:table-cell>
          <table:table-cell table:style-name="ce61" office:value-type="float" office:value="473" calcext:value-type="float">
            <text:p>473</text:p>
          </table:table-cell>
          <table:table-cell table:style-name="ce58" table:formula="of:=ROUND([.H4]/[.K4];10)" office:value-type="float" office:value="0.5703509514" calcext:value-type="float">
            <text:p>0.5703509514</text:p>
          </table:table-cell>
          <table:table-cell table:style-name="ce58" table:formula="of:=ROUND([.I4]/[.K4];10)" office:value-type="float" office:value="0.0001584355" calcext:value-type="float">
            <text:p>0.0001584355</text:p>
          </table:table-cell>
          <table:table-cell table:style-name="ce58" table:formula="of:=ROUND(([.I4]/[.K4])*1000;4)" office:value-type="float" office:value="0.1584" calcext:value-type="float">
            <text:p>0.1584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img#2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77034" calcext:value-type="float">
            <text:p>6.77034</text:p>
          </table:table-cell>
          <table:table-cell table:style-name="ce3" office:value-type="float" office:value="270.047" calcext:value-type="float">
            <text:p>270.047</text:p>
          </table:table-cell>
          <table:table-cell table:style-name="ce58" table:formula="of:=ROUND([.H5]/3600;5)" office:value-type="float" office:value="0.07501" calcext:value-type="float">
            <text:p>0.07501</text:p>
          </table:table-cell>
          <table:table-cell table:style-name="ce61" office:value-type="float" office:value="11.84" calcext:value-type="float">
            <text:p>11.84</text:p>
          </table:table-cell>
          <table:table-cell table:style-name="ce61" office:value-type="float" office:value="473" calcext:value-type="float">
            <text:p>473</text:p>
          </table:table-cell>
          <table:table-cell table:style-name="ce58" table:formula="of:=ROUND([.H5]/[.K5];10)" office:value-type="float" office:value="0.5709238901" calcext:value-type="float">
            <text:p>0.5709238901</text:p>
          </table:table-cell>
          <table:table-cell table:style-name="ce58" table:formula="of:=ROUND([.I5]/[.K5];10)" office:value-type="float" office:value="0.0001585835" calcext:value-type="float">
            <text:p>0.0001585835</text:p>
          </table:table-cell>
          <table:table-cell table:style-name="ce58" table:formula="of:=ROUND(([.I5]/[.K5])*1000;4)" office:value-type="float" office:value="0.1586" calcext:value-type="float">
            <text:p>0.1586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img#1</text:p>
          </table:table-cell>
          <table:covered-table-cell table:style-name="ce24"/>
          <table:covered-table-cell table:style-name="ce3" office:value-type="string" calcext:value-type="string">
            <text:p>Test Image (640 x 480)</text:p>
          </table:covered-table-cell>
          <table:covered-table-cell table:style-name="ce50" office:value-type="string" calcext:value-type="string">
            <text:p>On LynSyn Status</text:p>
          </table:covered-table-cell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6.80769" calcext:value-type="float">
            <text:p>6.80769</text:p>
          </table:table-cell>
          <table:table-cell table:style-name="ce3" office:value-type="float" office:value="408.198" calcext:value-type="float">
            <text:p>408.198</text:p>
          </table:table-cell>
          <table:table-cell table:style-name="ce58" table:formula="of:=ROUND([.H6]/3600;5)" office:value-type="float" office:value="0.11339" calcext:value-type="float">
            <text:p>0.11339</text:p>
          </table:table-cell>
          <table:table-cell table:style-name="ce61" office:value-type="float" office:value="11.88" calcext:value-type="float">
            <text:p>11.88</text:p>
          </table:table-cell>
          <table:table-cell table:style-name="ce61" office:value-type="float" office:value="711" calcext:value-type="float">
            <text:p>711</text:p>
          </table:table-cell>
          <table:table-cell table:style-name="ce58" table:formula="of:=ROUND([.H6]/[.K6];10)" office:value-type="float" office:value="0.5741181435" calcext:value-type="float">
            <text:p>0.5741181435</text:p>
          </table:table-cell>
          <table:table-cell table:style-name="ce58" table:formula="of:=ROUND([.I6]/[.K6];10)" office:value-type="float" office:value="0.0001594796" calcext:value-type="float">
            <text:p>0.0001594796</text:p>
          </table:table-cell>
          <table:table-cell table:style-name="ce58" table:formula="of:=ROUND(([.I6]/[.K6])*1000;4)" office:value-type="float" office:value="0.1595" calcext:value-type="float">
            <text:p>0.1595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1</text:p>
          </table:table-cell>
          <table:covered-table-cell table:style-name="ce24"/>
          <table:table-cell table:style-name="ce3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50"/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97445" calcext:value-type="float">
            <text:p>6.97445</text:p>
          </table:table-cell>
          <table:table-cell table:style-name="ce3" office:value-type="float" office:value="139.184" calcext:value-type="float">
            <text:p>139.184</text:p>
          </table:table-cell>
          <table:table-cell table:style-name="ce58" table:formula="of:=ROUND([.H7]/3600;5)" office:value-type="float" office:value="0.03866" calcext:value-type="float">
            <text:p>0.03866</text:p>
          </table:table-cell>
          <table:table-cell table:style-name="ce61" office:value-type="float" office:value="13.69" calcext:value-type="float">
            <text:p>13.69</text:p>
          </table:table-cell>
          <table:table-cell table:style-name="ce61" office:value-type="float" office:value="274" calcext:value-type="float">
            <text:p>274</text:p>
          </table:table-cell>
          <table:table-cell table:style-name="ce58" table:formula="of:=ROUND([.H7]/[.K7];10)" office:value-type="float" office:value="0.5079708029" calcext:value-type="float">
            <text:p>0.5079708029</text:p>
          </table:table-cell>
          <table:table-cell table:style-name="ce58" table:formula="of:=ROUND([.I7]/[.K7];10)" office:value-type="float" office:value="0.0001410949" calcext:value-type="float">
            <text:p>0.0001410949</text:p>
          </table:table-cell>
          <table:table-cell table:style-name="ce58" table:formula="of:=ROUND(([.I7]/[.K7])*1000;4)" office:value-type="float" office:value="0.1411" calcext:value-type="float">
            <text:p>0.141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20s_synced_testvideo#2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92799" calcext:value-type="float">
            <text:p>6.92799</text:p>
          </table:table-cell>
          <table:table-cell table:style-name="ce3" office:value-type="float" office:value="138.116" calcext:value-type="float">
            <text:p>138.116</text:p>
          </table:table-cell>
          <table:table-cell table:style-name="ce58" table:formula="of:=ROUND([.H8]/3600;5)" office:value-type="float" office:value="0.03837" calcext:value-type="float">
            <text:p>0.03837</text:p>
          </table:table-cell>
          <table:table-cell table:style-name="ce61" office:value-type="float" office:value="13.56" calcext:value-type="float">
            <text:p>13.56</text:p>
          </table:table-cell>
          <table:table-cell table:style-name="ce61" office:value-type="float" office:value="271" calcext:value-type="float">
            <text:p>271</text:p>
          </table:table-cell>
          <table:table-cell table:style-name="ce58" table:formula="of:=ROUND([.H8]/[.K8];10)" office:value-type="float" office:value="0.5096531365" calcext:value-type="float">
            <text:p>0.5096531365</text:p>
          </table:table-cell>
          <table:table-cell table:style-name="ce58" table:formula="of:=ROUND([.I8]/[.K8];10)" office:value-type="float" office:value="0.0001415867" calcext:value-type="float">
            <text:p>0.0001415867</text:p>
          </table:table-cell>
          <table:table-cell table:style-name="ce58" table:formula="of:=ROUND(([.I8]/[.K8])*1000;4)" office:value-type="float" office:value="0.1416" calcext:value-type="float">
            <text:p>0.1416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1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855" calcext:value-type="float">
            <text:p>6.855</text:p>
          </table:table-cell>
          <table:table-cell table:style-name="ce3" office:value-type="float" office:value="273.709" calcext:value-type="float">
            <text:p>273.709</text:p>
          </table:table-cell>
          <table:table-cell table:style-name="ce58" table:formula="of:=ROUND([.H9]/3600;5)" office:value-type="float" office:value="0.07603" calcext:value-type="float">
            <text:p>0.07603</text:p>
          </table:table-cell>
          <table:table-cell table:style-name="ce61" office:value-type="float" office:value="13.29" calcext:value-type="float">
            <text:p>13.29</text:p>
          </table:table-cell>
          <table:table-cell table:style-name="ce61" office:value-type="float" office:value="540" calcext:value-type="float">
            <text:p>540</text:p>
          </table:table-cell>
          <table:table-cell table:style-name="ce58" table:formula="of:=ROUND([.H9]/[.K9];10)" office:value-type="float" office:value="0.5068685185" calcext:value-type="float">
            <text:p>0.5068685185</text:p>
          </table:table-cell>
          <table:table-cell table:style-name="ce58" table:formula="of:=ROUND([.I9]/[.K9];10)" office:value-type="float" office:value="0.0001407963" calcext:value-type="float">
            <text:p>0.0001407963</text:p>
          </table:table-cell>
          <table:table-cell table:style-name="ce58" table:formula="of:=ROUND(([.I9]/[.K9])*1000;4)" office:value-type="float" office:value="0.1408" calcext:value-type="float">
            <text:p>0.1408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40s_synced_testvideo#2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6.99317" calcext:value-type="float">
            <text:p>6.99317</text:p>
          </table:table-cell>
          <table:table-cell table:style-name="ce3" office:value-type="float" office:value="278.984" calcext:value-type="float">
            <text:p>278.984</text:p>
          </table:table-cell>
          <table:table-cell table:style-name="ce58" table:formula="of:=ROUND([.H10]/3600;5)" office:value-type="float" office:value="0.0775" calcext:value-type="float">
            <text:p>0.0775</text:p>
          </table:table-cell>
          <table:table-cell table:style-name="ce61" office:value-type="float" office:value="13.67" calcext:value-type="float">
            <text:p>13.67</text:p>
          </table:table-cell>
          <table:table-cell table:style-name="ce61" office:value-type="float" office:value="546" calcext:value-type="float">
            <text:p>546</text:p>
          </table:table-cell>
          <table:table-cell table:style-name="ce58" table:formula="of:=ROUND([.H10]/[.K10];10)" office:value-type="float" office:value="0.510959707" calcext:value-type="float">
            <text:p>0.510959707</text:p>
          </table:table-cell>
          <table:table-cell table:style-name="ce58" table:formula="of:=ROUND([.I10]/[.K10];10)" office:value-type="float" office:value="0.0001419414" calcext:value-type="float">
            <text:p>0.0001419414</text:p>
          </table:table-cell>
          <table:table-cell table:style-name="ce58" table:formula="of:=ROUND(([.I10]/[.K10])*1000;4)" office:value-type="float" office:value="0.1419" calcext:value-type="float">
            <text:p>0.1419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yolov5n_60s_synced_testvideo#1</text:p>
          </table:table-cell>
          <table:covered-table-cell table:style-name="ce24"/>
          <table:covered-table-cell table:style-name="ce3"/>
          <table:covered-table-cell table:style-name="ce50"/>
          <table:table-cell table:style-name="ce4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7.01927" calcext:value-type="float">
            <text:p>7.01927</text:p>
          </table:table-cell>
          <table:table-cell table:style-name="ce3" office:value-type="float" office:value="420.832" calcext:value-type="float">
            <text:p>420.832</text:p>
          </table:table-cell>
          <table:table-cell table:style-name="ce58" table:formula="of:=ROUND([.H11]/3600;5)" office:value-type="float" office:value="0.1169" calcext:value-type="float">
            <text:p>0.1169</text:p>
          </table:table-cell>
          <table:table-cell table:style-name="ce61" office:value-type="float" office:value="13.15" calcext:value-type="float">
            <text:p>13.15</text:p>
          </table:table-cell>
          <table:table-cell table:style-name="ce61" office:value-type="float" office:value="788" calcext:value-type="float">
            <text:p>788</text:p>
          </table:table-cell>
          <table:table-cell table:style-name="ce58" table:formula="of:=ROUND([.H11]/[.K11];10)" office:value-type="float" office:value="0.5340507614" calcext:value-type="float">
            <text:p>0.5340507614</text:p>
          </table:table-cell>
          <table:table-cell table:style-name="ce58" table:formula="of:=ROUND([.I11]/[.K11];10)" office:value-type="float" office:value="0.0001483503" calcext:value-type="float">
            <text:p>0.0001483503</text:p>
          </table:table-cell>
          <table:table-cell table:style-name="ce58" table:formula="of:=ROUND(([.I11]/[.K11])*1000;4)" office:value-type="float" office:value="0.1484" calcext:value-type="float">
            <text:p>0.1484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1</text:p>
          </table:table-cell>
          <table:table-cell table:style-name="ce26" table:number-columns-spanned="1" table:number-rows-spanned="10"/>
          <table:table-cell table:style-name="ce32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2" office:value-type="string" calcext:value-type="string" table:number-columns-spanned="1" table:number-rows-spanned="10">
            <text:p>On LynSyn Status</text:p>
          </table:table-cell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14" calcext:value-type="float">
            <text:p>7.414</text:p>
          </table:table-cell>
          <table:table-cell table:style-name="ce6" office:value-type="float" office:value="148.016" calcext:value-type="float">
            <text:p>148.016</text:p>
          </table:table-cell>
          <table:table-cell table:style-name="ce70" table:formula="of:=ROUND([.H12]/3600;5)" office:value-type="float" office:value="0.04112" calcext:value-type="float">
            <text:p>0.04112</text:p>
          </table:table-cell>
          <table:table-cell table:style-name="ce63" office:value-type="float" office:value="5.85" calcext:value-type="float">
            <text:p>5.85</text:p>
          </table:table-cell>
          <table:table-cell table:style-name="ce63" office:value-type="float" office:value="117" calcext:value-type="float">
            <text:p>117</text:p>
          </table:table-cell>
          <table:table-cell table:style-name="ce70" table:formula="of:=ROUND([.H12]/[.K12];10)" office:value-type="float" office:value="1.2650940171" calcext:value-type="float">
            <text:p>1.2650940171</text:p>
          </table:table-cell>
          <table:table-cell table:style-name="ce70" table:formula="of:=ROUND([.I12]/[.K12];10)" office:value-type="float" office:value="0.000351453" calcext:value-type="float">
            <text:p>0.000351453</text:p>
          </table:table-cell>
          <table:table-cell table:style-name="ce70" table:formula="of:=ROUND(([.I12]/[.K12])*1000;4)" office:value-type="float" office:value="0.3515" calcext:value-type="float">
            <text:p>0.351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img#2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47" calcext:value-type="float">
            <text:p>7.47</text:p>
          </table:table-cell>
          <table:table-cell table:style-name="ce6" office:value-type="float" office:value="149.315" calcext:value-type="float">
            <text:p>149.315</text:p>
          </table:table-cell>
          <table:table-cell table:style-name="ce70" table:formula="of:=ROUND([.H13]/3600;5)" office:value-type="float" office:value="0.04148" calcext:value-type="float">
            <text:p>0.04148</text:p>
          </table:table-cell>
          <table:table-cell table:style-name="ce63" office:value-type="float" office:value="5.69" calcext:value-type="float">
            <text:p>5.69</text:p>
          </table:table-cell>
          <table:table-cell table:style-name="ce63" office:value-type="float" office:value="114" calcext:value-type="float">
            <text:p>114</text:p>
          </table:table-cell>
          <table:table-cell table:style-name="ce70" table:formula="of:=ROUND([.H13]/[.K13];10)" office:value-type="float" office:value="1.3097807018" calcext:value-type="float">
            <text:p>1.3097807018</text:p>
          </table:table-cell>
          <table:table-cell table:style-name="ce70" table:formula="of:=ROUND([.I13]/[.K13];10)" office:value-type="float" office:value="0.0003638596" calcext:value-type="float">
            <text:p>0.0003638596</text:p>
          </table:table-cell>
          <table:table-cell table:style-name="ce70" table:formula="of:=ROUND(([.I13]/[.K13])*1000;4)" office:value-type="float" office:value="0.3639" calcext:value-type="float">
            <text:p>0.3639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1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5" calcext:value-type="float">
            <text:p>7.65</text:p>
          </table:table-cell>
          <table:table-cell table:style-name="ce6" office:value-type="float" office:value="305.595" calcext:value-type="float">
            <text:p>305.595</text:p>
          </table:table-cell>
          <table:table-cell table:style-name="ce70" table:formula="of:=ROUND([.H14]/3600;5)" office:value-type="float" office:value="0.08489" calcext:value-type="float">
            <text:p>0.08489</text:p>
          </table:table-cell>
          <table:table-cell table:style-name="ce63" office:value-type="float" office:value="5.8" calcext:value-type="float">
            <text:p>5.8</text:p>
          </table:table-cell>
          <table:table-cell table:style-name="ce63" office:value-type="float" office:value="232" calcext:value-type="float">
            <text:p>232</text:p>
          </table:table-cell>
          <table:table-cell table:style-name="ce70" table:formula="of:=ROUND([.H14]/[.K14];10)" office:value-type="float" office:value="1.3172198276" calcext:value-type="float">
            <text:p>1.3172198276</text:p>
          </table:table-cell>
          <table:table-cell table:style-name="ce70" table:formula="of:=ROUND([.I14]/[.K14];10)" office:value-type="float" office:value="0.0003659052" calcext:value-type="float">
            <text:p>0.0003659052</text:p>
          </table:table-cell>
          <table:table-cell table:style-name="ce70" table:formula="of:=ROUND(([.I14]/[.K14])*1000;4)" office:value-type="float" office:value="0.3659" calcext:value-type="float">
            <text:p>0.3659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img#2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66" calcext:value-type="float">
            <text:p>7.66</text:p>
          </table:table-cell>
          <table:table-cell table:style-name="ce6" office:value-type="float" office:value="306.207" calcext:value-type="float">
            <text:p>306.207</text:p>
          </table:table-cell>
          <table:table-cell table:style-name="ce70" table:formula="of:=ROUND([.H15]/3600;5)" office:value-type="float" office:value="0.08506" calcext:value-type="float">
            <text:p>0.08506</text:p>
          </table:table-cell>
          <table:table-cell table:style-name="ce63" office:value-type="float" office:value="5.83" calcext:value-type="float">
            <text:p>5.83</text:p>
          </table:table-cell>
          <table:table-cell table:style-name="ce63" office:value-type="float" office:value="233" calcext:value-type="float">
            <text:p>233</text:p>
          </table:table-cell>
          <table:table-cell table:style-name="ce70" table:formula="of:=ROUND([.H15]/[.K15];10)" office:value-type="float" office:value="1.314193133" calcext:value-type="float">
            <text:p>1.314193133</text:p>
          </table:table-cell>
          <table:table-cell table:style-name="ce70" table:formula="of:=ROUND([.I15]/[.K15];10)" office:value-type="float" office:value="0.0003650644" calcext:value-type="float">
            <text:p>0.0003650644</text:p>
          </table:table-cell>
          <table:table-cell table:style-name="ce70" table:formula="of:=ROUND(([.I15]/[.K15])*1000;4)" office:value-type="float" office:value="0.3651" calcext:value-type="float">
            <text:p>0.365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img#1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677" calcext:value-type="float">
            <text:p>7.677</text:p>
          </table:table-cell>
          <table:table-cell table:style-name="ce6" office:value-type="float" office:value="460.132" calcext:value-type="float">
            <text:p>460.132</text:p>
          </table:table-cell>
          <table:table-cell table:style-name="ce70" table:formula="of:=ROUND([.H16]/3600;5)" office:value-type="float" office:value="0.12781" calcext:value-type="float">
            <text:p>0.12781</text:p>
          </table:table-cell>
          <table:table-cell table:style-name="ce63" office:value-type="float" office:value="5.81" calcext:value-type="float">
            <text:p>5.81</text:p>
          </table:table-cell>
          <table:table-cell table:style-name="ce63" office:value-type="float" office:value="349" calcext:value-type="float">
            <text:p>349</text:p>
          </table:table-cell>
          <table:table-cell table:style-name="ce70" table:formula="of:=ROUND([.H16]/[.K16];10)" office:value-type="float" office:value="1.3184297994" calcext:value-type="float">
            <text:p>1.3184297994</text:p>
          </table:table-cell>
          <table:table-cell table:style-name="ce70" table:formula="of:=ROUND([.I16]/[.K16];10)" office:value-type="float" office:value="0.0003662178" calcext:value-type="float">
            <text:p>0.0003662178</text:p>
          </table:table-cell>
          <table:table-cell table:style-name="ce70" table:formula="of:=ROUND(([.I16]/[.K16])*1000;4)" office:value-type="float" office:value="0.3662" calcext:value-type="float">
            <text:p>0.3662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1</text:p>
          </table:table-cell>
          <table:covered-table-cell table:style-name="ce27"/>
          <table:table-cell table:style-name="ce32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70767" calcext:value-type="float">
            <text:p>7.70767</text:p>
          </table:table-cell>
          <table:table-cell table:style-name="ce6" office:value-type="float" office:value="153.812" calcext:value-type="float">
            <text:p>153.812</text:p>
          </table:table-cell>
          <table:table-cell table:style-name="ce70" table:formula="of:=ROUND([.H17]/3600;5)" office:value-type="float" office:value="0.04273" calcext:value-type="float">
            <text:p>0.04273</text:p>
          </table:table-cell>
          <table:table-cell table:style-name="ce63" office:value-type="float" office:value="6.51" calcext:value-type="float">
            <text:p>6.51</text:p>
          </table:table-cell>
          <table:table-cell table:style-name="ce63" office:value-type="float" office:value="131" calcext:value-type="float">
            <text:p>131</text:p>
          </table:table-cell>
          <table:table-cell table:style-name="ce70" table:formula="of:=ROUND([.H17]/[.K17];10)" office:value-type="float" office:value="1.1741374046" calcext:value-type="float">
            <text:p>1.1741374046</text:p>
          </table:table-cell>
          <table:table-cell table:style-name="ce70" table:formula="of:=ROUND([.I17]/[.K17];10)" office:value-type="float" office:value="0.0003261832" calcext:value-type="float">
            <text:p>0.0003261832</text:p>
          </table:table-cell>
          <table:table-cell table:style-name="ce70" table:formula="of:=ROUND(([.I17]/[.K17])*1000;4)" office:value-type="float" office:value="0.3262" calcext:value-type="float">
            <text:p>0.3262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20s_synced_testvideo#2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20" calcext:value-type="float">
            <text:p>20</text:p>
          </table:table-cell>
          <table:table-cell table:style-name="ce6" office:value-type="float" office:value="7.61821" calcext:value-type="float">
            <text:p>7.61821</text:p>
          </table:table-cell>
          <table:table-cell table:style-name="ce6" office:value-type="float" office:value="152.103" calcext:value-type="float">
            <text:p>152.103</text:p>
          </table:table-cell>
          <table:table-cell table:style-name="ce70" table:formula="of:=ROUND([.H18]/3600;5)" office:value-type="float" office:value="0.04225" calcext:value-type="float">
            <text:p>0.04225</text:p>
          </table:table-cell>
          <table:table-cell table:style-name="ce63" office:value-type="float" office:value="6.37" calcext:value-type="float">
            <text:p>6.37</text:p>
          </table:table-cell>
          <table:table-cell table:style-name="ce63" office:value-type="float" office:value="128" calcext:value-type="float">
            <text:p>128</text:p>
          </table:table-cell>
          <table:table-cell table:style-name="ce70" table:formula="of:=ROUND([.H18]/[.K18];10)" office:value-type="float" office:value="1.1883046875" calcext:value-type="float">
            <text:p>1.1883046875</text:p>
          </table:table-cell>
          <table:table-cell table:style-name="ce70" table:formula="of:=ROUND([.I18]/[.K18];10)" office:value-type="float" office:value="0.0003300781" calcext:value-type="float">
            <text:p>0.0003300781</text:p>
          </table:table-cell>
          <table:table-cell table:style-name="ce70" table:formula="of:=ROUND(([.I18]/[.K18])*1000;4)" office:value-type="float" office:value="0.3301" calcext:value-type="float">
            <text:p>0.3301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1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5811" calcext:value-type="float">
            <text:p>7.75811</text:p>
          </table:table-cell>
          <table:table-cell table:style-name="ce6" office:value-type="float" office:value="310.039" calcext:value-type="float">
            <text:p>310.039</text:p>
          </table:table-cell>
          <table:table-cell table:style-name="ce70" table:formula="of:=ROUND([.H19]/3600;5)" office:value-type="float" office:value="0.08612" calcext:value-type="float">
            <text:p>0.08612</text:p>
          </table:table-cell>
          <table:table-cell table:style-name="ce63" office:value-type="float" office:value="6.58" calcext:value-type="float">
            <text:p>6.58</text:p>
          </table:table-cell>
          <table:table-cell table:style-name="ce63" office:value-type="float" office:value="263" calcext:value-type="float">
            <text:p>263</text:p>
          </table:table-cell>
          <table:table-cell table:style-name="ce70" table:formula="of:=ROUND([.H19]/[.K19];10)" office:value-type="float" office:value="1.1788555133" calcext:value-type="float">
            <text:p>1.1788555133</text:p>
          </table:table-cell>
          <table:table-cell table:style-name="ce70" table:formula="of:=ROUND([.I19]/[.K19];10)" office:value-type="float" office:value="0.0003274525" calcext:value-type="float">
            <text:p>0.0003274525</text:p>
          </table:table-cell>
          <table:table-cell table:style-name="ce70" table:formula="of:=ROUND(([.I19]/[.K19])*1000;4)" office:value-type="float" office:value="0.3275" calcext:value-type="float">
            <text:p>0.327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40s_synced_testvideo#2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40" calcext:value-type="float">
            <text:p>40</text:p>
          </table:table-cell>
          <table:table-cell table:style-name="ce6" office:value-type="float" office:value="7.72859" calcext:value-type="float">
            <text:p>7.72859</text:p>
          </table:table-cell>
          <table:table-cell table:style-name="ce6" office:value-type="float" office:value="308.728" calcext:value-type="float">
            <text:p>308.728</text:p>
          </table:table-cell>
          <table:table-cell table:style-name="ce70" table:formula="of:=ROUND([.H20]/3600;5)" office:value-type="float" office:value="0.08576" calcext:value-type="float">
            <text:p>0.08576</text:p>
          </table:table-cell>
          <table:table-cell table:style-name="ce63" office:value-type="float" office:value="6.54" calcext:value-type="float">
            <text:p>6.54</text:p>
          </table:table-cell>
          <table:table-cell table:style-name="ce63" office:value-type="float" office:value="262" calcext:value-type="float">
            <text:p>262</text:p>
          </table:table-cell>
          <table:table-cell table:style-name="ce70" table:formula="of:=ROUND([.H20]/[.K20];10)" office:value-type="float" office:value="1.178351145" calcext:value-type="float">
            <text:p>1.178351145</text:p>
          </table:table-cell>
          <table:table-cell table:style-name="ce70" table:formula="of:=ROUND([.I20]/[.K20];10)" office:value-type="float" office:value="0.0003273282" calcext:value-type="float">
            <text:p>0.0003273282</text:p>
          </table:table-cell>
          <table:table-cell table:style-name="ce70" table:formula="of:=ROUND(([.I20]/[.K20])*1000;4)" office:value-type="float" office:value="0.3273" calcext:value-type="float">
            <text:p>0.3273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yolov5s_60s_synced_testvideo#1</text:p>
          </table:table-cell>
          <table:covered-table-cell table:style-name="ce27"/>
          <table:covered-table-cell table:number-columns-repeated="2" table:style-name="ce6"/>
          <table:table-cell table:style-name="ce53"/>
          <table:table-cell table:style-name="ce6" office:value-type="float" office:value="60" calcext:value-type="float">
            <text:p>60</text:p>
          </table:table-cell>
          <table:table-cell table:style-name="ce6" office:value-type="float" office:value="7.80864" calcext:value-type="float">
            <text:p>7.80864</text:p>
          </table:table-cell>
          <table:table-cell table:style-name="ce6" office:value-type="float" office:value="467.991" calcext:value-type="float">
            <text:p>467.991</text:p>
          </table:table-cell>
          <table:table-cell table:style-name="ce70" table:formula="of:=ROUND([.H21]/3600;5)" office:value-type="float" office:value="0.13" calcext:value-type="float">
            <text:p>0.13</text:p>
          </table:table-cell>
          <table:table-cell table:style-name="ce63" office:value-type="float" office:value="6.62" calcext:value-type="float">
            <text:p>6.62</text:p>
          </table:table-cell>
          <table:table-cell table:style-name="ce63" office:value-type="float" office:value="397" calcext:value-type="float">
            <text:p>397</text:p>
          </table:table-cell>
          <table:table-cell table:style-name="ce70" table:formula="of:=ROUND([.H21]/[.K21];10)" office:value-type="float" office:value="1.1788186398" calcext:value-type="float">
            <text:p>1.1788186398</text:p>
          </table:table-cell>
          <table:table-cell table:style-name="ce70" table:formula="of:=ROUND([.I21]/[.K21];10)" office:value-type="float" office:value="0.0003274559" calcext:value-type="float">
            <text:p>0.0003274559</text:p>
          </table:table-cell>
          <table:table-cell table:style-name="ce70" table:formula="of:=ROUND(([.I21]/[.K21])*1000;4)" office:value-type="float" office:value="0.3275" calcext:value-type="float">
            <text:p>0.3275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1</text:p>
          </table:table-cell>
          <table:table-cell table:style-name="ce28" table:number-columns-spanned="1" table:number-rows-spanned="10"/>
          <table:table-cell table:style-name="ce38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8" office:value-type="string" calcext:value-type="string" table:number-columns-spanned="1" table:number-rows-spanned="10">
            <text:p>On LynSyn Status</text:p>
          </table:table-cell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" calcext:value-type="float">
            <text:p>7.89</text:p>
          </table:table-cell>
          <table:table-cell table:style-name="ce10" office:value-type="float" office:value="157.318" calcext:value-type="float">
            <text:p>157.318</text:p>
          </table:table-cell>
          <table:table-cell table:style-name="ce79" table:formula="of:=ROUND([.H22]/3600;5)" office:value-type="float" office:value="0.0437" calcext:value-type="float">
            <text:p>0.0437</text:p>
          </table:table-cell>
          <table:table-cell table:style-name="ce64" office:value-type="float" office:value="2.71" calcext:value-type="float">
            <text:p>2.71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[.H22]/[.K22];10)" office:value-type="float" office:value="2.8603272727" calcext:value-type="float">
            <text:p>2.8603272727</text:p>
          </table:table-cell>
          <table:table-cell table:style-name="ce79" table:formula="of:=ROUND([.I22]/[.K22];10)" office:value-type="float" office:value="0.0007945455" calcext:value-type="float">
            <text:p>0.0007945455</text:p>
          </table:table-cell>
          <table:table-cell table:style-name="ce79" table:formula="of:=ROUND(([.I22]/[.K22])*1000;4)" office:value-type="float" office:value="0.7945" calcext:value-type="float">
            <text:p>0.7945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img#2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47" calcext:value-type="float">
            <text:p>7.947</text:p>
          </table:table-cell>
          <table:table-cell table:style-name="ce10" office:value-type="float" office:value="158.233" calcext:value-type="float">
            <text:p>158.233</text:p>
          </table:table-cell>
          <table:table-cell table:style-name="ce79" table:formula="of:=ROUND([.H23]/3600;5)" office:value-type="float" office:value="0.04395" calcext:value-type="float">
            <text:p>0.04395</text:p>
          </table:table-cell>
          <table:table-cell table:style-name="ce64" office:value-type="float" office:value="2.73" calcext:value-type="float">
            <text:p>2.73</text:p>
          </table:table-cell>
          <table:table-cell table:style-name="ce64" office:value-type="float" office:value="55" calcext:value-type="float">
            <text:p>55</text:p>
          </table:table-cell>
          <table:table-cell table:style-name="ce79" table:formula="of:=ROUND([.H23]/[.K23];10)" office:value-type="float" office:value="2.8769636364" calcext:value-type="float">
            <text:p>2.8769636364</text:p>
          </table:table-cell>
          <table:table-cell table:style-name="ce79" table:formula="of:=ROUND([.I23]/[.K23];10)" office:value-type="float" office:value="0.0007990909" calcext:value-type="float">
            <text:p>0.0007990909</text:p>
          </table:table-cell>
          <table:table-cell table:style-name="ce79" table:formula="of:=ROUND(([.I23]/[.K23])*1000;4)" office:value-type="float" office:value="0.7991" calcext:value-type="float">
            <text:p>0.7991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1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036" calcext:value-type="float">
            <text:p>8.036</text:p>
          </table:table-cell>
          <table:table-cell table:style-name="ce10" office:value-type="float" office:value="321.303" calcext:value-type="float">
            <text:p>321.303</text:p>
          </table:table-cell>
          <table:table-cell table:style-name="ce79" table:formula="of:=ROUND([.H24]/3600;5)" office:value-type="float" office:value="0.08925" calcext:value-type="float">
            <text:p>0.08925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[.H24]/[.K24];10)" office:value-type="float" office:value="3.0028317757" calcext:value-type="float">
            <text:p>3.0028317757</text:p>
          </table:table-cell>
          <table:table-cell table:style-name="ce79" table:formula="of:=ROUND([.I24]/[.K24];10)" office:value-type="float" office:value="0.0008341121" calcext:value-type="float">
            <text:p>0.0008341121</text:p>
          </table:table-cell>
          <table:table-cell table:style-name="ce79" table:formula="of:=ROUND(([.I24]/[.K24])*1000;4)" office:value-type="float" office:value="0.8341" calcext:value-type="float">
            <text:p>0.8341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img#2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.10504" calcext:value-type="float">
            <text:p>8.10504</text:p>
          </table:table-cell>
          <table:table-cell table:style-name="ce10" office:value-type="float" office:value="323.971" calcext:value-type="float">
            <text:p>323.971</text:p>
          </table:table-cell>
          <table:table-cell table:style-name="ce79" table:formula="of:=ROUND([.H25]/3600;5)" office:value-type="float" office:value="0.08999" calcext:value-type="float">
            <text:p>0.08999</text:p>
          </table:table-cell>
          <table:table-cell table:style-name="ce64" office:value-type="float" office:value="2.64" calcext:value-type="float">
            <text:p>2.64</text:p>
          </table:table-cell>
          <table:table-cell table:style-name="ce64" office:value-type="float" office:value="107" calcext:value-type="float">
            <text:p>107</text:p>
          </table:table-cell>
          <table:table-cell table:style-name="ce79" table:formula="of:=ROUND([.H25]/[.K25];10)" office:value-type="float" office:value="3.0277663551" calcext:value-type="float">
            <text:p>3.0277663551</text:p>
          </table:table-cell>
          <table:table-cell table:style-name="ce79" table:formula="of:=ROUND([.I25]/[.K25];10)" office:value-type="float" office:value="0.000841028" calcext:value-type="float">
            <text:p>0.000841028</text:p>
          </table:table-cell>
          <table:table-cell table:style-name="ce79" table:formula="of:=ROUND(([.I25]/[.K25])*1000;4)" office:value-type="float" office:value="0.841" calcext:value-type="float">
            <text:p>0.841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img#1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7.96875" calcext:value-type="float">
            <text:p>7.96875</text:p>
          </table:table-cell>
          <table:table-cell table:style-name="ce10" office:value-type="float" office:value="477.877" calcext:value-type="float">
            <text:p>477.877</text:p>
          </table:table-cell>
          <table:table-cell table:style-name="ce79" table:formula="of:=ROUND([.H26]/3600;5)" office:value-type="float" office:value="0.13274" calcext:value-type="float">
            <text:p>0.13274</text:p>
          </table:table-cell>
          <table:table-cell table:style-name="ce64" office:value-type="float" office:value="2.63" calcext:value-type="float">
            <text:p>2.63</text:p>
          </table:table-cell>
          <table:table-cell table:style-name="ce64" office:value-type="float" office:value="159" calcext:value-type="float">
            <text:p>159</text:p>
          </table:table-cell>
          <table:table-cell table:style-name="ce79" table:formula="of:=ROUND([.H26]/[.K26];10)" office:value-type="float" office:value="3.0055157233" calcext:value-type="float">
            <text:p>3.0055157233</text:p>
          </table:table-cell>
          <table:table-cell table:style-name="ce79" table:formula="of:=ROUND([.I26]/[.K26];10)" office:value-type="float" office:value="0.0008348428" calcext:value-type="float">
            <text:p>0.0008348428</text:p>
          </table:table-cell>
          <table:table-cell table:style-name="ce79" table:formula="of:=ROUND(([.I26]/[.K26])*1000;4)" office:value-type="float" office:value="0.8348" calcext:value-type="float">
            <text:p>0.8348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1</text:p>
          </table:table-cell>
          <table:covered-table-cell table:style-name="ce29"/>
          <table:table-cell table:style-name="ce38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89049" calcext:value-type="float">
            <text:p>7.89049</text:p>
          </table:table-cell>
          <table:table-cell table:style-name="ce10" office:value-type="float" office:value="157.209" calcext:value-type="float">
            <text:p>157.209</text:p>
          </table:table-cell>
          <table:table-cell table:style-name="ce79" table:formula="of:=ROUND([.H27]/3600;5)" office:value-type="float" office:value="0.04367" calcext:value-type="float">
            <text:p>0.04367</text:p>
          </table:table-cell>
          <table:table-cell table:style-name="ce64" office:value-type="float" office:value="2.92" calcext:value-type="float">
            <text:p>2.92</text:p>
          </table:table-cell>
          <table:table-cell table:style-name="ce64" office:value-type="float" office:value="58" calcext:value-type="float">
            <text:p>58</text:p>
          </table:table-cell>
          <table:table-cell table:style-name="ce79" table:formula="of:=ROUND([.H27]/[.K27];10)" office:value-type="float" office:value="2.7105" calcext:value-type="float">
            <text:p>2.7105</text:p>
          </table:table-cell>
          <table:table-cell table:style-name="ce79" table:formula="of:=ROUND([.I27]/[.K27];10)" office:value-type="float" office:value="0.000752931" calcext:value-type="float">
            <text:p>0.000752931</text:p>
          </table:table-cell>
          <table:table-cell table:style-name="ce79" table:formula="of:=ROUND(([.I27]/[.K27])*1000;4)" office:value-type="float" office:value="0.7529" calcext:value-type="float">
            <text:p>0.7529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20s_synced_testvideo#2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7.958" calcext:value-type="float">
            <text:p>7.958</text:p>
          </table:table-cell>
          <table:table-cell table:style-name="ce10" office:value-type="float" office:value="159.409" calcext:value-type="float">
            <text:p>159.409</text:p>
          </table:table-cell>
          <table:table-cell table:style-name="ce79" table:formula="of:=ROUND([.H28]/3600;5)" office:value-type="float" office:value="0.04428" calcext:value-type="float">
            <text:p>0.04428</text:p>
          </table:table-cell>
          <table:table-cell table:style-name="ce64" office:value-type="float" office:value="2.93" calcext:value-type="float">
            <text:p>2.93</text:p>
          </table:table-cell>
          <table:table-cell table:style-name="ce64" office:value-type="float" office:value="59" calcext:value-type="float">
            <text:p>59</text:p>
          </table:table-cell>
          <table:table-cell table:style-name="ce79" table:formula="of:=ROUND([.H28]/[.K28];10)" office:value-type="float" office:value="2.7018474576" calcext:value-type="float">
            <text:p>2.7018474576</text:p>
          </table:table-cell>
          <table:table-cell table:style-name="ce79" table:formula="of:=ROUND([.I28]/[.K28];10)" office:value-type="float" office:value="0.0007505085" calcext:value-type="float">
            <text:p>0.0007505085</text:p>
          </table:table-cell>
          <table:table-cell table:style-name="ce79" table:formula="of:=ROUND(([.I28]/[.K28])*1000;4)" office:value-type="float" office:value="0.7505" calcext:value-type="float">
            <text:p>0.7505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1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1" calcext:value-type="float">
            <text:p>7.971</text:p>
          </table:table-cell>
          <table:table-cell table:style-name="ce10" office:value-type="float" office:value="318.269" calcext:value-type="float">
            <text:p>318.269</text:p>
          </table:table-cell>
          <table:table-cell table:style-name="ce79" table:formula="of:=ROUND([.H29]/3600;5)" office:value-type="float" office:value="0.08841" calcext:value-type="float">
            <text:p>0.08841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8" calcext:value-type="float">
            <text:p>118</text:p>
          </table:table-cell>
          <table:table-cell table:style-name="ce79" table:formula="of:=ROUND([.H29]/[.K29];10)" office:value-type="float" office:value="2.6971949153" calcext:value-type="float">
            <text:p>2.6971949153</text:p>
          </table:table-cell>
          <table:table-cell table:style-name="ce79" table:formula="of:=ROUND([.I29]/[.K29];10)" office:value-type="float" office:value="0.0007492373" calcext:value-type="float">
            <text:p>0.0007492373</text:p>
          </table:table-cell>
          <table:table-cell table:style-name="ce79" table:formula="of:=ROUND(([.I29]/[.K29])*1000;4)" office:value-type="float" office:value="0.7492" calcext:value-type="float">
            <text:p>0.7492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40s_synced_testvideo#2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7.976" calcext:value-type="float">
            <text:p>7.976</text:p>
          </table:table-cell>
          <table:table-cell table:style-name="ce10" office:value-type="float" office:value="318.871" calcext:value-type="float">
            <text:p>318.871</text:p>
          </table:table-cell>
          <table:table-cell table:style-name="ce79" table:formula="of:=ROUND([.H30]/3600;5)" office:value-type="float" office:value="0.08858" calcext:value-type="float">
            <text:p>0.08858</text:p>
          </table:table-cell>
          <table:table-cell table:style-name="ce64" office:value-type="float" office:value="2.95" calcext:value-type="float">
            <text:p>2.95</text:p>
          </table:table-cell>
          <table:table-cell table:style-name="ce64" office:value-type="float" office:value="117" calcext:value-type="float">
            <text:p>117</text:p>
          </table:table-cell>
          <table:table-cell table:style-name="ce79" table:formula="of:=ROUND([.H30]/[.K30];10)" office:value-type="float" office:value="2.7253931624" calcext:value-type="float">
            <text:p>2.7253931624</text:p>
          </table:table-cell>
          <table:table-cell table:style-name="ce79" table:formula="of:=ROUND([.I30]/[.K30];10)" office:value-type="float" office:value="0.000757094" calcext:value-type="float">
            <text:p>0.000757094</text:p>
          </table:table-cell>
          <table:table-cell table:style-name="ce79" table:formula="of:=ROUND(([.I30]/[.K30])*1000;4)" office:value-type="float" office:value="0.7571" calcext:value-type="float">
            <text:p>0.7571</text:p>
          </table:table-cell>
          <table:table-cell table:number-columns-repeated="1008"/>
        </table:table-row>
        <table:table-row table:style-name="ro2">
          <table:table-cell table:style-name="ce10" office:value-type="string" calcext:value-type="string">
            <text:p>yolov5m_60s_synced_testvideo#1</text:p>
          </table:table-cell>
          <table:covered-table-cell table:style-name="ce29"/>
          <table:covered-table-cell table:number-columns-repeated="2" table:style-name="ce10"/>
          <table:table-cell table:style-name="ce54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.03365" calcext:value-type="float">
            <text:p>8.03365</text:p>
          </table:table-cell>
          <table:table-cell table:style-name="ce10" office:value-type="float" office:value="481.421" calcext:value-type="float">
            <text:p>481.421</text:p>
          </table:table-cell>
          <table:table-cell table:style-name="ce79" table:formula="of:=ROUND([.H31]/3600;5)" office:value-type="float" office:value="0.13373" calcext:value-type="float">
            <text:p>0.13373</text:p>
          </table:table-cell>
          <table:table-cell table:style-name="ce64" office:value-type="float" office:value="2.96" calcext:value-type="float">
            <text:p>2.96</text:p>
          </table:table-cell>
          <table:table-cell table:style-name="ce64" office:value-type="float" office:value="177" calcext:value-type="float">
            <text:p>177</text:p>
          </table:table-cell>
          <table:table-cell table:style-name="ce79" table:formula="of:=ROUND([.H31]/[.K31];10)" office:value-type="float" office:value="2.7198926554" calcext:value-type="float">
            <text:p>2.7198926554</text:p>
          </table:table-cell>
          <table:table-cell table:style-name="ce79" table:formula="of:=ROUND([.I31]/[.K31];10)" office:value-type="float" office:value="0.0007555367" calcext:value-type="float">
            <text:p>0.0007555367</text:p>
          </table:table-cell>
          <table:table-cell table:style-name="ce79" table:formula="of:=ROUND(([.I31]/[.K31])*1000;4)" office:value-type="float" office:value="0.7555" calcext:value-type="float">
            <text:p>0.7555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1</text:p>
          </table:table-cell>
          <table:table-cell table:style-name="ce33" table:number-columns-spanned="1" table:number-rows-spanned="10"/>
          <table:table-cell table:style-name="ce39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39" office:value-type="string" calcext:value-type="string" table:number-columns-spanned="1" table:number-rows-spanned="10">
            <text:p>On LynSyn Status</text:p>
          </table:table-cell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85" calcext:value-type="float">
            <text:p>8.385</text:p>
          </table:table-cell>
          <table:table-cell table:style-name="ce16" office:value-type="float" office:value="167.497" calcext:value-type="float">
            <text:p>167.497</text:p>
          </table:table-cell>
          <table:table-cell table:style-name="ce81" table:formula="of:=ROUND([.H32]/3600;5)" office:value-type="float" office:value="0.04653" calcext:value-type="float">
            <text:p>0.04653</text:p>
          </table:table-cell>
          <table:table-cell table:style-name="ce65" office:value-type="float" office:value="1.56" calcext:value-type="float">
            <text:p>1.56</text:p>
          </table:table-cell>
          <table:table-cell table:style-name="ce65" office:value-type="float" office:value="32" calcext:value-type="float">
            <text:p>32</text:p>
          </table:table-cell>
          <table:table-cell table:style-name="ce81" table:formula="of:=ROUND([.H32]/[.K32];10)" office:value-type="float" office:value="5.23428125" calcext:value-type="float">
            <text:p>5.23428125</text:p>
          </table:table-cell>
          <table:table-cell table:style-name="ce81" table:formula="of:=ROUND([.I32]/[.K32];10)" office:value-type="float" office:value="0.0014540625" calcext:value-type="float">
            <text:p>0.0014540625</text:p>
          </table:table-cell>
          <table:table-cell table:style-name="ce81" table:formula="of:=ROUND(([.I32]/[.K32])*1000;4)" office:value-type="float" office:value="1.4541" calcext:value-type="float">
            <text:p>1.4541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img#2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26112" calcext:value-type="float">
            <text:p>8.26112</text:p>
          </table:table-cell>
          <table:table-cell table:style-name="ce16" office:value-type="float" office:value="164.892" calcext:value-type="float">
            <text:p>164.892</text:p>
          </table:table-cell>
          <table:table-cell table:style-name="ce81" table:formula="of:=ROUND([.H33]/3600;5)" office:value-type="float" office:value="0.0458" calcext:value-type="float">
            <text:p>0.0458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31" calcext:value-type="float">
            <text:p>31</text:p>
          </table:table-cell>
          <table:table-cell table:style-name="ce81" table:formula="of:=ROUND([.H33]/[.K33];10)" office:value-type="float" office:value="5.3190967742" calcext:value-type="float">
            <text:p>5.3190967742</text:p>
          </table:table-cell>
          <table:table-cell table:style-name="ce81" table:formula="of:=ROUND([.I33]/[.K33];10)" office:value-type="float" office:value="0.0014774194" calcext:value-type="float">
            <text:p>0.0014774194</text:p>
          </table:table-cell>
          <table:table-cell table:style-name="ce81" table:formula="of:=ROUND(([.I33]/[.K33])*1000;4)" office:value-type="float" office:value="1.4774" calcext:value-type="float">
            <text:p>1.4774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1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5" calcext:value-type="float">
            <text:p>8.315</text:p>
          </table:table-cell>
          <table:table-cell table:style-name="ce16" office:value-type="float" office:value="332.391" calcext:value-type="float">
            <text:p>332.391</text:p>
          </table:table-cell>
          <table:table-cell table:style-name="ce81" table:formula="of:=ROUND([.H34]/3600;5)" office:value-type="float" office:value="0.09233" calcext:value-type="float">
            <text:p>0.09233</text:p>
          </table:table-cell>
          <table:table-cell table:style-name="ce65" office:value-type="float" office:value="1.51" calcext:value-type="float">
            <text:p>1.51</text:p>
          </table:table-cell>
          <table:table-cell table:style-name="ce65" office:value-type="float" office:value="61" calcext:value-type="float">
            <text:p>61</text:p>
          </table:table-cell>
          <table:table-cell table:style-name="ce81" table:formula="of:=ROUND([.H34]/[.K34];10)" office:value-type="float" office:value="5.4490327869" calcext:value-type="float">
            <text:p>5.4490327869</text:p>
          </table:table-cell>
          <table:table-cell table:style-name="ce81" table:formula="of:=ROUND([.I34]/[.K34];10)" office:value-type="float" office:value="0.0015136066" calcext:value-type="float">
            <text:p>0.0015136066</text:p>
          </table:table-cell>
          <table:table-cell table:style-name="ce81" table:formula="of:=ROUND(([.I34]/[.K34])*1000;4)" office:value-type="float" office:value="1.5136" calcext:value-type="float">
            <text:p>1.513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img#2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16" office:value-type="float" office:value="335.282" calcext:value-type="float">
            <text:p>335.282</text:p>
          </table:table-cell>
          <table:table-cell table:style-name="ce81" table:formula="of:=ROUND([.H35]/3600;5)" office:value-type="float" office:value="0.09313" calcext:value-type="float">
            <text:p>0.09313</text:p>
          </table:table-cell>
          <table:table-cell table:style-name="ce65" office:value-type="float" office:value="1.53" calcext:value-type="float">
            <text:p>1.53</text:p>
          </table:table-cell>
          <table:table-cell table:style-name="ce65" office:value-type="float" office:value="62" calcext:value-type="float">
            <text:p>62</text:p>
          </table:table-cell>
          <table:table-cell table:style-name="ce81" table:formula="of:=ROUND([.H35]/[.K35];10)" office:value-type="float" office:value="5.4077741935" calcext:value-type="float">
            <text:p>5.4077741935</text:p>
          </table:table-cell>
          <table:table-cell table:style-name="ce81" table:formula="of:=ROUND([.I35]/[.K35];10)" office:value-type="float" office:value="0.0015020968" calcext:value-type="float">
            <text:p>0.0015020968</text:p>
          </table:table-cell>
          <table:table-cell table:style-name="ce81" table:formula="of:=ROUND(([.I35]/[.K35])*1000;4)" office:value-type="float" office:value="1.5021" calcext:value-type="float">
            <text:p>1.5021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img#1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87" calcext:value-type="float">
            <text:p>8.387</text:p>
          </table:table-cell>
          <table:table-cell table:style-name="ce16" office:value-type="float" office:value="501.734" calcext:value-type="float">
            <text:p>501.734</text:p>
          </table:table-cell>
          <table:table-cell table:style-name="ce81" table:formula="of:=ROUND([.H36]/3600;5)" office:value-type="float" office:value="0.13937" calcext:value-type="float">
            <text:p>0.13937</text:p>
          </table:table-cell>
          <table:table-cell table:style-name="ce65" office:value-type="float" office:value="1.49" calcext:value-type="float">
            <text:p>1.49</text:p>
          </table:table-cell>
          <table:table-cell table:style-name="ce65" office:value-type="float" office:value="90" calcext:value-type="float">
            <text:p>90</text:p>
          </table:table-cell>
          <table:table-cell table:style-name="ce81" table:formula="of:=ROUND([.H36]/[.K36];10)" office:value-type="float" office:value="5.5748222222" calcext:value-type="float">
            <text:p>5.5748222222</text:p>
          </table:table-cell>
          <table:table-cell table:style-name="ce81" table:formula="of:=ROUND([.I36]/[.K36];10)" office:value-type="float" office:value="0.0015485556" calcext:value-type="float">
            <text:p>0.0015485556</text:p>
          </table:table-cell>
          <table:table-cell table:style-name="ce81" table:formula="of:=ROUND(([.I36]/[.K36])*1000;4)" office:value-type="float" office:value="1.5486" calcext:value-type="float">
            <text:p>1.548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1</text:p>
          </table:table-cell>
          <table:covered-table-cell table:style-name="ce34"/>
          <table:table-cell table:style-name="ce39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403" calcext:value-type="float">
            <text:p>8.403</text:p>
          </table:table-cell>
          <table:table-cell table:style-name="ce16" office:value-type="float" office:value="166.989" calcext:value-type="float">
            <text:p>166.989</text:p>
          </table:table-cell>
          <table:table-cell table:style-name="ce81" table:formula="of:=ROUND([.H37]/3600;5)" office:value-type="float" office:value="0.04639" calcext:value-type="float">
            <text:p>0.04639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[.H37]/[.K37];10)" office:value-type="float" office:value="4.9114411765" calcext:value-type="float">
            <text:p>4.9114411765</text:p>
          </table:table-cell>
          <table:table-cell table:style-name="ce81" table:formula="of:=ROUND([.I37]/[.K37];10)" office:value-type="float" office:value="0.0013644118" calcext:value-type="float">
            <text:p>0.0013644118</text:p>
          </table:table-cell>
          <table:table-cell table:style-name="ce81" table:formula="of:=ROUND(([.I37]/[.K37])*1000;4)" office:value-type="float" office:value="1.3644" calcext:value-type="float">
            <text:p>1.3644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20s_synced_testvideo#2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.319" calcext:value-type="float">
            <text:p>8.319</text:p>
          </table:table-cell>
          <table:table-cell table:style-name="ce16" office:value-type="float" office:value="166.146" calcext:value-type="float">
            <text:p>166.146</text:p>
          </table:table-cell>
          <table:table-cell table:style-name="ce81" table:formula="of:=ROUND([.H38]/3600;5)" office:value-type="float" office:value="0.04615" calcext:value-type="float">
            <text:p>0.04615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34" calcext:value-type="float">
            <text:p>34</text:p>
          </table:table-cell>
          <table:table-cell table:style-name="ce81" table:formula="of:=ROUND([.H38]/[.K38];10)" office:value-type="float" office:value="4.8866470588" calcext:value-type="float">
            <text:p>4.8866470588</text:p>
          </table:table-cell>
          <table:table-cell table:style-name="ce81" table:formula="of:=ROUND([.I38]/[.K38];10)" office:value-type="float" office:value="0.0013573529" calcext:value-type="float">
            <text:p>0.0013573529</text:p>
          </table:table-cell>
          <table:table-cell table:style-name="ce81" table:formula="of:=ROUND(([.I38]/[.K38])*1000;4)" office:value-type="float" office:value="1.3574" calcext:value-type="float">
            <text:p>1.3574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1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317" calcext:value-type="float">
            <text:p>8.317</text:p>
          </table:table-cell>
          <table:table-cell table:style-name="ce16" office:value-type="float" office:value="331.964" calcext:value-type="float">
            <text:p>331.964</text:p>
          </table:table-cell>
          <table:table-cell table:style-name="ce81" table:formula="of:=ROUND([.H39]/3600;5)" office:value-type="float" office:value="0.09221" calcext:value-type="float">
            <text:p>0.09221</text:p>
          </table:table-cell>
          <table:table-cell table:style-name="ce65" office:value-type="float" office:value="1.68" calcext:value-type="float">
            <text:p>1.68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[.H39]/[.K39];10)" office:value-type="float" office:value="4.8818235294" calcext:value-type="float">
            <text:p>4.8818235294</text:p>
          </table:table-cell>
          <table:table-cell table:style-name="ce81" table:formula="of:=ROUND([.I39]/[.K39];10)" office:value-type="float" office:value="0.0013560294" calcext:value-type="float">
            <text:p>0.0013560294</text:p>
          </table:table-cell>
          <table:table-cell table:style-name="ce81" table:formula="of:=ROUND(([.I39]/[.K39])*1000;4)" office:value-type="float" office:value="1.356" calcext:value-type="float">
            <text:p>1.35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40s_synced_testvideo#2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8.295" calcext:value-type="float">
            <text:p>8.295</text:p>
          </table:table-cell>
          <table:table-cell table:style-name="ce16" office:value-type="float" office:value="331.611" calcext:value-type="float">
            <text:p>331.611</text:p>
          </table:table-cell>
          <table:table-cell table:style-name="ce81" table:formula="of:=ROUND([.H40]/3600;5)" office:value-type="float" office:value="0.09211" calcext:value-type="float">
            <text:p>0.09211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68" calcext:value-type="float">
            <text:p>68</text:p>
          </table:table-cell>
          <table:table-cell table:style-name="ce81" table:formula="of:=ROUND([.H40]/[.K40];10)" office:value-type="float" office:value="4.8766323529" calcext:value-type="float">
            <text:p>4.8766323529</text:p>
          </table:table-cell>
          <table:table-cell table:style-name="ce81" table:formula="of:=ROUND([.I40]/[.K40];10)" office:value-type="float" office:value="0.0013545588" calcext:value-type="float">
            <text:p>0.0013545588</text:p>
          </table:table-cell>
          <table:table-cell table:style-name="ce81" table:formula="of:=ROUND(([.I40]/[.K40])*1000;4)" office:value-type="float" office:value="1.3546" calcext:value-type="float">
            <text:p>1.3546</text:p>
          </table:table-cell>
          <table:table-cell table:number-columns-repeated="1008"/>
        </table:table-row>
        <table:table-row table:style-name="ro2">
          <table:table-cell table:style-name="ce16" office:value-type="string" calcext:value-type="string">
            <text:p>yolov5l_60s_synced_testvideo#1</text:p>
          </table:table-cell>
          <table:covered-table-cell table:style-name="ce34"/>
          <table:covered-table-cell table:number-columns-repeated="2" table:style-name="ce16"/>
          <table:table-cell table:style-name="ce55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8.337" calcext:value-type="float">
            <text:p>8.337</text:p>
          </table:table-cell>
          <table:table-cell table:style-name="ce16" office:value-type="float" office:value="499.868" calcext:value-type="float">
            <text:p>499.868</text:p>
          </table:table-cell>
          <table:table-cell table:style-name="ce81" table:formula="of:=ROUND([.H41]/3600;5)" office:value-type="float" office:value="0.13885" calcext:value-type="float">
            <text:p>0.13885</text:p>
          </table:table-cell>
          <table:table-cell table:style-name="ce65" office:value-type="float" office:value="1.69" calcext:value-type="float">
            <text:p>1.69</text:p>
          </table:table-cell>
          <table:table-cell table:style-name="ce65" office:value-type="float" office:value="101" calcext:value-type="float">
            <text:p>101</text:p>
          </table:table-cell>
          <table:table-cell table:style-name="ce81" table:formula="of:=ROUND([.H41]/[.K41];10)" office:value-type="float" office:value="4.9491881188" calcext:value-type="float">
            <text:p>4.9491881188</text:p>
          </table:table-cell>
          <table:table-cell table:style-name="ce81" table:formula="of:=ROUND([.I41]/[.K41];10)" office:value-type="float" office:value="0.0013747525" calcext:value-type="float">
            <text:p>0.0013747525</text:p>
          </table:table-cell>
          <table:table-cell table:style-name="ce81" table:formula="of:=ROUND(([.I41]/[.K41])*1000;4)" office:value-type="float" office:value="1.3748" calcext:value-type="float">
            <text:p>1.3748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1</text:p>
          </table:table-cell>
          <table:table-cell table:style-name="ce35" table:number-columns-spanned="1" table:number-rows-spanned="10"/>
          <table:table-cell table:style-name="ce40" office:value-type="string" calcext:value-type="string" table:number-columns-spanned="1" table:number-rows-spanned="5">
            <text:p><text:span text:style-name="T1">COCO2017</text:span></text:p>
            <text:p><text:span text:style-name="T1">VAL</text:span></text:p>
          </table:table-cell>
          <table:table-cell table:style-name="ce40" office:value-type="string" calcext:value-type="string" table:number-columns-spanned="1" table:number-rows-spanned="10">
            <text:p>On LynSyn Status</text:p>
          </table:table-cell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39193" calcext:value-type="float">
            <text:p>8.39193</text:p>
          </table:table-cell>
          <table:table-cell table:style-name="ce18" office:value-type="float" office:value="167.32" calcext:value-type="float">
            <text:p>167.32</text:p>
          </table:table-cell>
          <table:table-cell table:style-name="ce86" table:formula="of:=ROUND([.H42]/3600;5)" office:value-type="float" office:value="0.04648" calcext:value-type="float">
            <text:p>0.04648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2]/[.K42];10)" office:value-type="float" office:value="8.8063157895" calcext:value-type="float">
            <text:p>8.8063157895</text:p>
          </table:table-cell>
          <table:table-cell table:style-name="ce86" table:formula="of:=ROUND([.I42]/[.K42];10)" office:value-type="float" office:value="0.0024463158" calcext:value-type="float">
            <text:p>0.0024463158</text:p>
          </table:table-cell>
          <table:table-cell table:style-name="ce86" table:formula="of:=ROUND(([.I42]/[.K42])*1000;4)" office:value-type="float" office:value="2.4463" calcext:value-type="float">
            <text:p>2.4463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img#2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4" calcext:value-type="float">
            <text:p>8.524</text:p>
          </table:table-cell>
          <table:table-cell table:style-name="ce18" office:value-type="float" office:value="170.025" calcext:value-type="float">
            <text:p>170.025</text:p>
          </table:table-cell>
          <table:table-cell table:style-name="ce86" table:formula="of:=ROUND([.H43]/3600;5)" office:value-type="float" office:value="0.04723" calcext:value-type="float">
            <text:p>0.04723</text:p>
          </table:table-cell>
          <table:table-cell table:style-name="ce67" office:value-type="float" office:value="0.92" calcext:value-type="float">
            <text:p>0.92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3]/[.K43];10)" office:value-type="float" office:value="8.9486842105" calcext:value-type="float">
            <text:p>8.9486842105</text:p>
          </table:table-cell>
          <table:table-cell table:style-name="ce86" table:formula="of:=ROUND([.I43]/[.K43];10)" office:value-type="float" office:value="0.0024857895" calcext:value-type="float">
            <text:p>0.0024857895</text:p>
          </table:table-cell>
          <table:table-cell table:style-name="ce86" table:formula="of:=ROUND(([.I43]/[.K43])*1000;4)" office:value-type="float" office:value="2.4858" calcext:value-type="float">
            <text:p>2.4858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1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28" calcext:value-type="float">
            <text:p>8.528</text:p>
          </table:table-cell>
          <table:table-cell table:style-name="ce18" office:value-type="float" office:value="340.754" calcext:value-type="float">
            <text:p>340.754</text:p>
          </table:table-cell>
          <table:table-cell table:style-name="ce86" table:formula="of:=ROUND([.H44]/3600;5)" office:value-type="float" office:value="0.09465" calcext:value-type="float">
            <text:p>0.09465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[.H44]/[.K44];10)" office:value-type="float" office:value="9.7358285714" calcext:value-type="float">
            <text:p>9.7358285714</text:p>
          </table:table-cell>
          <table:table-cell table:style-name="ce86" table:formula="of:=ROUND([.I44]/[.K44];10)" office:value-type="float" office:value="0.0027042857" calcext:value-type="float">
            <text:p>0.0027042857</text:p>
          </table:table-cell>
          <table:table-cell table:style-name="ce86" table:formula="of:=ROUND(([.I44]/[.K44])*1000;4)" office:value-type="float" office:value="2.7043" calcext:value-type="float">
            <text:p>2.7043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img#2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54726" calcext:value-type="float">
            <text:p>8.54726</text:p>
          </table:table-cell>
          <table:table-cell table:style-name="ce18" office:value-type="float" office:value="340.776" calcext:value-type="float">
            <text:p>340.776</text:p>
          </table:table-cell>
          <table:table-cell table:style-name="ce86" table:formula="of:=ROUND([.H45]/3600;5)" office:value-type="float" office:value="0.09466" calcext:value-type="float">
            <text:p>0.09466</text:p>
          </table:table-cell>
          <table:table-cell table:style-name="ce67" office:value-type="float" office:value="0.87" calcext:value-type="float">
            <text:p>0.87</text:p>
          </table:table-cell>
          <table:table-cell table:style-name="ce67" office:value-type="float" office:value="35" calcext:value-type="float">
            <text:p>35</text:p>
          </table:table-cell>
          <table:table-cell table:style-name="ce86" table:formula="of:=ROUND([.H45]/[.K45];10)" office:value-type="float" office:value="9.7364571429" calcext:value-type="float">
            <text:p>9.7364571429</text:p>
          </table:table-cell>
          <table:table-cell table:style-name="ce86" table:formula="of:=ROUND([.I45]/[.K45];10)" office:value-type="float" office:value="0.0027045714" calcext:value-type="float">
            <text:p>0.0027045714</text:p>
          </table:table-cell>
          <table:table-cell table:style-name="ce86" table:formula="of:=ROUND(([.I45]/[.K45])*1000;4)" office:value-type="float" office:value="2.7046" calcext:value-type="float">
            <text:p>2.7046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img#1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6" calcext:value-type="float">
            <text:p>8.506</text:p>
          </table:table-cell>
          <table:table-cell table:style-name="ce18" office:value-type="float" office:value="509.962" calcext:value-type="float">
            <text:p>509.962</text:p>
          </table:table-cell>
          <table:table-cell table:style-name="ce86" table:formula="of:=ROUND([.H46]/3600;5)" office:value-type="float" office:value="0.14166" calcext:value-type="float">
            <text:p>0.14166</text:p>
          </table:table-cell>
          <table:table-cell table:style-name="ce67" office:value-type="float" office:value="0.9" calcext:value-type="float">
            <text:p>0.9</text:p>
          </table:table-cell>
          <table:table-cell table:style-name="ce67" office:value-type="float" office:value="54" calcext:value-type="float">
            <text:p>54</text:p>
          </table:table-cell>
          <table:table-cell table:style-name="ce86" table:formula="of:=ROUND([.H46]/[.K46];10)" office:value-type="float" office:value="9.4437407407" calcext:value-type="float">
            <text:p>9.4437407407</text:p>
          </table:table-cell>
          <table:table-cell table:style-name="ce86" table:formula="of:=ROUND([.I46]/[.K46];10)" office:value-type="float" office:value="0.0026233333" calcext:value-type="float">
            <text:p>0.0026233333</text:p>
          </table:table-cell>
          <table:table-cell table:style-name="ce86" table:formula="of:=ROUND(([.I46]/[.K46])*1000;4)" office:value-type="float" office:value="2.6233" calcext:value-type="float">
            <text:p>2.6233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1</text:p>
          </table:table-cell>
          <table:covered-table-cell table:style-name="ce36"/>
          <table:table-cell table:style-name="ce40" office:value-type="string" calcext:value-type="string" table:number-columns-spanned="1" table:number-rows-spanned="5">
            <text:p>Test Video </text:p>
            <text:p>(640 x 480)</text:p>
          </table:table-cell>
          <table:covered-table-cell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05" calcext:value-type="float">
            <text:p>8.505</text:p>
          </table:table-cell>
          <table:table-cell table:style-name="ce18" office:value-type="float" office:value="169.017" calcext:value-type="float">
            <text:p>169.017</text:p>
          </table:table-cell>
          <table:table-cell table:style-name="ce86" table:formula="of:=ROUND([.H47]/3600;5)" office:value-type="float" office:value="0.04695" calcext:value-type="float">
            <text:p>0.04695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19" calcext:value-type="float">
            <text:p>19</text:p>
          </table:table-cell>
          <table:table-cell table:style-name="ce86" table:formula="of:=ROUND([.H47]/[.K47];10)" office:value-type="float" office:value="8.8956315789" calcext:value-type="float">
            <text:p>8.8956315789</text:p>
          </table:table-cell>
          <table:table-cell table:style-name="ce86" table:formula="of:=ROUND([.I47]/[.K47];10)" office:value-type="float" office:value="0.0024710526" calcext:value-type="float">
            <text:p>0.0024710526</text:p>
          </table:table-cell>
          <table:table-cell table:style-name="ce86" table:formula="of:=ROUND(([.I47]/[.K47])*1000;4)" office:value-type="float" office:value="2.4711" calcext:value-type="float">
            <text:p>2.4711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20s_synced_testvideo#2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.52115" calcext:value-type="float">
            <text:p>8.52115</text:p>
          </table:table-cell>
          <table:table-cell table:style-name="ce18" office:value-type="float" office:value="169.867" calcext:value-type="float">
            <text:p>169.867</text:p>
          </table:table-cell>
          <table:table-cell table:style-name="ce86" table:formula="of:=ROUND([.H48]/3600;5)" office:value-type="float" office:value="0.04719" calcext:value-type="float">
            <text:p>0.04719</text:p>
          </table:table-cell>
          <table:table-cell table:style-name="ce67" office:value-type="float" office:value="0.96" calcext:value-type="float">
            <text:p>0.96</text:p>
          </table:table-cell>
          <table:table-cell table:style-name="ce67" office:value-type="float" office:value="20" calcext:value-type="float">
            <text:p>20</text:p>
          </table:table-cell>
          <table:table-cell table:style-name="ce86" table:formula="of:=ROUND([.H48]/[.K48];10)" office:value-type="float" office:value="8.49335" calcext:value-type="float">
            <text:p>8.49335</text:p>
          </table:table-cell>
          <table:table-cell table:style-name="ce86" table:formula="of:=ROUND([.I48]/[.K48];10)" office:value-type="float" office:value="0.0023595" calcext:value-type="float">
            <text:p>0.0023595</text:p>
          </table:table-cell>
          <table:table-cell table:style-name="ce86" table:formula="of:=ROUND(([.I48]/[.K48])*1000;4)" office:value-type="float" office:value="2.3595" calcext:value-type="float">
            <text:p>2.3595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1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8" calcext:value-type="float">
            <text:p>8.48</text:p>
          </table:table-cell>
          <table:table-cell table:style-name="ce18" office:value-type="float" office:value="338.263" calcext:value-type="float">
            <text:p>338.263</text:p>
          </table:table-cell>
          <table:table-cell table:style-name="ce86" table:formula="of:=ROUND([.H49]/3600;5)" office:value-type="float" office:value="0.09396" calcext:value-type="float">
            <text:p>0.09396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[.H49]/[.K49];10)" office:value-type="float" office:value="8.9016578947" calcext:value-type="float">
            <text:p>8.9016578947</text:p>
          </table:table-cell>
          <table:table-cell table:style-name="ce86" table:formula="of:=ROUND([.I49]/[.K49];10)" office:value-type="float" office:value="0.0024726316" calcext:value-type="float">
            <text:p>0.0024726316</text:p>
          </table:table-cell>
          <table:table-cell table:style-name="ce86" table:formula="of:=ROUND(([.I49]/[.K49])*1000;4)" office:value-type="float" office:value="2.4726" calcext:value-type="float">
            <text:p>2.4726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40s_synced_testvideo#2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8.497" calcext:value-type="float">
            <text:p>8.497</text:p>
          </table:table-cell>
          <table:table-cell table:style-name="ce18" office:value-type="float" office:value="339.131" calcext:value-type="float">
            <text:p>339.131</text:p>
          </table:table-cell>
          <table:table-cell table:style-name="ce86" table:formula="of:=ROUND([.H50]/3600;5)" office:value-type="float" office:value="0.0942" calcext:value-type="float">
            <text:p>0.0942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38" calcext:value-type="float">
            <text:p>38</text:p>
          </table:table-cell>
          <table:table-cell table:style-name="ce86" table:formula="of:=ROUND([.H50]/[.K50];10)" office:value-type="float" office:value="8.9245" calcext:value-type="float">
            <text:p>8.9245</text:p>
          </table:table-cell>
          <table:table-cell table:style-name="ce86" table:formula="of:=ROUND([.I50]/[.K50];10)" office:value-type="float" office:value="0.0024789474" calcext:value-type="float">
            <text:p>0.0024789474</text:p>
          </table:table-cell>
          <table:table-cell table:style-name="ce86" table:formula="of:=ROUND(([.I50]/[.K50])*1000;4)" office:value-type="float" office:value="2.4789" calcext:value-type="float">
            <text:p>2.4789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yolov5x_60s_synced_testvideo#1</text:p>
          </table:table-cell>
          <table:covered-table-cell table:style-name="ce36"/>
          <table:covered-table-cell table:number-columns-repeated="2" table:style-name="ce18"/>
          <table:table-cell table:style-name="ce56"/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8.507" calcext:value-type="float">
            <text:p>8.507</text:p>
          </table:table-cell>
          <table:table-cell table:style-name="ce18" office:value-type="float" office:value="509.722" calcext:value-type="float">
            <text:p>509.722</text:p>
          </table:table-cell>
          <table:table-cell table:style-name="ce86" table:formula="of:=ROUND([.H51]/3600;5)" office:value-type="float" office:value="0.14159" calcext:value-type="float">
            <text:p>0.14159</text:p>
          </table:table-cell>
          <table:table-cell table:style-name="ce67" office:value-type="float" office:value="0.95" calcext:value-type="float">
            <text:p>0.95</text:p>
          </table:table-cell>
          <table:table-cell table:style-name="ce67" office:value-type="float" office:value="58" calcext:value-type="float">
            <text:p>58</text:p>
          </table:table-cell>
          <table:table-cell table:style-name="ce86" table:formula="of:=ROUND([.H51]/[.K51];10)" office:value-type="float" office:value="8.7883103448" calcext:value-type="float">
            <text:p>8.7883103448</text:p>
          </table:table-cell>
          <table:table-cell table:style-name="ce86" table:formula="of:=ROUND([.I51]/[.K51];10)" office:value-type="float" office:value="0.0024412069" calcext:value-type="float">
            <text:p>0.0024412069</text:p>
          </table:table-cell>
          <table:table-cell table:style-name="ce86" table:formula="of:=ROUND(([.I51]/[.K51])*1000;4)" office:value-type="float" office:value="2.4412" calcext:value-type="float">
            <text:p>2.4412</text:p>
          </table:table-cell>
          <table:table-cell table:number-columns-repeated="1008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number-columns-repeated="14"/>
          <table:table-cell table:style-name="ce107" table:number-columns-repeated="1008"/>
        </table:table-row>
        <table:table-row table:style-name="ro2" table:number-rows-repeated="1048520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16:18:21.8747520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2-04T14:25:53.112778013</dc:date>
    <meta:editing-duration>P3DT2H19M55S</meta:editing-duration>
    <meta:editing-cycles>247</meta:editing-cycles>
    <meta:document-statistic meta:table-count="1" meta:cell-count="537" meta:object-count="0"/>
  </office:meta>
</office:document-meta>
</file>